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63636" draw:textarea-vertical-align="middle" loext:decorative="false"/>
    </style:style>
    <style:style style:name="gr2" style:family="graphic" style:parent-style-name="standard">
      <style:graphic-properties draw:stroke="none" draw:fill="solid" draw:fill-color="#1d1d1d" draw:textarea-vertical-align="middle" loext:decorative="false"/>
    </style:style>
    <style:style style:name="gr3" style:family="graphic" style:parent-style-name="standard">
      <style:graphic-properties draw:stroke="none" draw:fill="solid" draw:fill-color="#1d1d1d" draw:textarea-horizontal-align="justify" draw:textarea-vertical-align="middle" draw:auto-grow-height="false" fo:min-height="0.5cm" fo:min-width="0.25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000000" draw:fill="solid" draw:fill-color="#cfcfcf" draw:textarea-horizontal-align="center" draw:textarea-vertical-align="middle" draw:auto-grow-height="true" draw:auto-grow-width="false" fo:min-height="0.462cm" draw:shadow="hidden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6f6f6" draw:textarea-vertical-align="middle" loext:decorative="false"/>
    </style:style>
    <style:style style:name="gr7" style:family="graphic" style:parent-style-name="standard">
      <style:graphic-properties draw:stroke="none" draw:fill="solid" draw:fill-color="#ffffff" draw:textarea-vertical-align="middle" loext:decorative="fals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25cm" loext:decorative="false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true" draw:auto-grow-width="false" fo:min-height="0.462cm" draw:shadow="hidden" loext:decorative="false"/>
      <style:paragraph-properties style:writing-mode="lr-tb"/>
    </style:style>
    <style:style style:name="gr10" style:family="graphic" style:parent-style-name="objectwithoutfill">
      <style:graphic-properties svg:stroke-width="0.028cm" svg:stroke-color="#ebebeb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draw:stroke="none" draw:fill="solid" draw:fill-color="#f6f6f6" draw:textarea-horizontal-align="justify" draw:textarea-vertical-align="middle" draw:auto-grow-height="false" fo:min-height="0.5cm" fo:min-width="0.25cm" loext:decorative="false"/>
    </style:style>
    <style:style style:name="gr12" style:family="graphic" style:parent-style-name="standard">
      <style:graphic-properties draw:stroke="none" draw:fill="solid" draw:fill-color="#363636" draw:textarea-horizontal-align="justify" draw:textarea-vertical-align="middle" draw:auto-grow-height="false" fo:min-height="0.5cm" fo:min-width="0.25cm" loext:decorative="fals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1.25cm" loext:decorative="false"/>
    </style:style>
    <style:style style:name="P1" style:family="paragraph">
      <loext:graphic-properties draw:fill="solid" draw:fill-color="#363636"/>
      <style:paragraph-properties fo:text-align="center"/>
    </style:style>
    <style:style style:name="P2" style:family="paragraph">
      <loext:graphic-properties draw:fill="solid" draw:fill-color="#1d1d1d"/>
      <style:paragraph-properties fo:text-align="center"/>
    </style:style>
    <style:style style:name="P3" style:family="paragraph">
      <loext:graphic-properties draw:fill="solid" draw:fill-color="#cfcfcf"/>
      <style:paragraph-properties fo:text-align="center"/>
      <style:text-properties fo:color="#cfcfcf" loext:opacity="100%" style:font-name="Inter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solid" draw:fill-color="#f6f6f6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404040"/>
      <style:paragraph-properties fo:text-align="center"/>
      <style:text-properties fo:color="#cfcfcf" loext:opacity="100%" style:font-name="Inter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3.75cm" svg:x="0cm" svg:y="0cm" draw:corner-radius="0.75cm">
          <text:p/>
        </draw:rect>
        <draw:rect draw:style-name="gr2" draw:text-style-name="P2" draw:layer="layout" svg:width="4.25cm" svg:height="3cm" svg:x="0.75cm" svg:y="0.75cm" draw:corner-radius="0.75cm">
          <text:p/>
        </draw:rect>
        <draw:custom-shape draw:style-name="gr3" draw:text-style-name="P2" draw:layer="layout" svg:width="0.75cm" svg:height="0.75cm" svg:x="0.7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5cm" svg:height="0.75cm" svg:x="4.25cm" svg:y="0.75cm">
          <text:p/>
          <draw:enhanced-geometry svg:viewBox="0 0 21600 21600" draw:type="rectangle" draw:enhanced-path="M 0 0 L 21600 0 21600 21600 0 21600 0 0 Z N"/>
        </draw:custom-shape>
        <draw:g draw:style-name="gr4">
          <draw:path draw:style-name="gr5" draw:text-style-name="P3" draw:layer="layout" svg:width="0.492cm" svg:height="0.55cm" svg:x="1.227cm" svg:y="1.3cm" svg:viewBox="0 0 493 551" svg:d="M0 551l175-551h138l180 551h-117l-39-128h-183l-38 128zM181 335h129l-16-50-25-91-26-106-24 107-24 90z">
            <text:p/>
          </draw:path>
          <draw:path draw:style-name="gr5" draw:text-style-name="P3" draw:layer="layout" svg:width="0.341cm" svg:height="0.426cm" svg:x="1.761cm" svg:y="1.433cm" svg:viewBox="0 0 342 427" svg:d="M128 427h-13l-13-2-12-2-12-4-11-4-11-5-10-7-9-7-5-4-4-4-4-5-3-5-4-5-3-5-2-5-3-6-2-6-2-6-1-6-2-7-1-14-1-15v-11l1-11 2-10 2-9 3-9 4-8 2-4 2-3 2-4 3-3 5-7 6-6 6-5 6-5 7-5 8-4 7-4 8-3 9-3 8-2 18-5 18-3 18-3 24-2 19-3 16-3 13-3h3l2-1 2-1 3-1 2-2 1-1 2-1 1-2 2-2 1-2 1-1 1-3v-2l1-2v-2-3-2-6l-1-6-1-3v-3l-1-2-1-3-1-2-1-3-2-2-1-2-1-3-2-2-2-1-2-2-2-2-2-2-2-1-2-2-3-1-2-1-6-2-6-2-6-1-6-1h-7-8l-7 1-6 1-6 2-6 2-6 2-5 3-5 3-4 4-4 3-4 4-3 5-3 4-2 4-2 5-2 5-95-17 4-13 5-12 6-12 7-11 8-10 9-9 10-9 10-7 12-7 12-6 12-5 13-5 14-3 15-2 15-2h16 10l10 1 10 1 10 2 10 1 10 3 9 3 10 3 9 4 9 4 8 5 8 5 7 6 7 7 7 7 6 7 5 8 5 9 4 9 3 10 3 10 2 11 1 12v12 279h-98v-57h-3l-4 7-4 6-5 7-5 6-5 6-6 5-6 5-7 5-7 4-8 4-8 3-9 3-9 2-9 1-10 1zM158 349h8l9-1 8-2 7-3 8-3 3-2 3-2 4-2 3-2 6-5 5-6 2-3 3-3 2-4 2-3 1-3 2-4 1-3 1-4 1-3 1-4 1-4v-4l1-8v-45l-2 1-2 2-2 1-3 1-2 1-3 1-7 2-29 6-27 4-7 1-7 2-6 2-6 2-5 2-6 3-5 2-4 3-2 2-2 2-2 2-2 2-1 2-2 2-1 2-1 2-1 3-1 2-1 3-1 3v2 3l-1 3v3l1 6v3 3l1 2 1 3v2l1 2 1 3 2 2 1 2 1 2 2 2 2 1 2 2 2 2 4 3 4 2 5 2 5 2 6 1 5 1 6 1z">
            <text:p/>
          </draw:path>
        </draw:g>
      </draw:page>
      <draw:page draw:name="page2" draw:style-name="dp1" draw:master-page-name="Default">
        <draw:rect draw:style-name="gr6" draw:text-style-name="P4" draw:layer="layout" svg:width="5cm" svg:height="3.75cm" svg:x="0cm" svg:y="0cm" draw:corner-radius="0.75cm">
          <text:p/>
        </draw:rect>
        <draw:rect draw:style-name="gr7" draw:text-style-name="P5" draw:layer="layout" svg:width="4.25cm" svg:height="3cm" svg:x="0.75cm" svg:y="0.75cm" draw:corner-radius="0.75cm">
          <text:p/>
        </draw:rect>
        <draw:custom-shape draw:style-name="gr8" draw:text-style-name="P5" draw:layer="layout" svg:width="0.75cm" svg:height="0.75cm" svg:x="0.7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75cm" svg:height="0.75cm" svg:x="4.25cm" svg:y="0.75cm">
          <text:p/>
          <draw:enhanced-geometry svg:viewBox="0 0 21600 21600" draw:type="rectangle" draw:enhanced-path="M 0 0 L 21600 0 21600 21600 0 21600 0 0 Z N"/>
        </draw:custom-shape>
        <draw:g draw:style-name="gr4">
          <draw:path draw:style-name="gr9" draw:text-style-name="P6" draw:layer="layout" svg:width="0.492cm" svg:height="0.55cm" svg:x="1.227cm" svg:y="1.3cm" svg:viewBox="0 0 493 551" svg:d="M0 551l175-551h138l180 551h-117l-39-128h-183l-38 128zM181 335h129l-16-50-25-91-26-106-24 107-24 90z">
            <text:p/>
          </draw:path>
          <draw:path draw:style-name="gr9" draw:text-style-name="P6" draw:layer="layout" svg:width="0.341cm" svg:height="0.426cm" svg:x="1.761cm" svg:y="1.433cm" svg:viewBox="0 0 342 427" svg:d="M128 427h-13l-13-2-12-2-12-4-11-4-11-5-10-7-9-7-5-4-4-4-4-5-3-5-4-5-3-5-2-5-3-6-2-6-2-6-1-6-2-7-1-14-1-15v-11l1-11 2-10 2-9 3-9 4-8 2-4 2-3 2-4 3-3 5-7 6-6 6-5 6-5 7-5 8-4 7-4 8-3 9-3 8-2 18-5 18-3 18-3 24-2 19-3 16-3 13-3h3l2-1 2-1 3-1 2-2 1-1 2-1 1-2 2-2 1-2 1-1 1-3v-2l1-2v-2-3-2-6l-1-6-1-3v-3l-1-2-1-3-1-2-1-3-2-2-1-2-1-3-2-2-2-1-2-2-2-2-2-2-2-1-2-2-3-1-2-1-6-2-6-2-6-1-6-1h-7-8l-7 1-6 1-6 2-6 2-6 2-5 3-5 3-4 4-4 3-4 4-3 5-3 4-2 4-2 5-2 5-95-17 4-13 5-12 6-12 7-11 8-10 9-9 10-9 10-7 12-7 12-6 12-5 13-5 14-3 15-2 15-2h16 10l10 1 10 1 10 2 10 1 10 3 9 3 10 3 9 4 9 4 8 5 8 5 7 6 7 7 7 7 6 7 5 8 5 9 4 9 3 10 3 10 2 11 1 12v12 279h-98v-57h-3l-4 7-4 6-5 7-5 6-5 6-6 5-6 5-7 5-7 4-8 4-8 3-9 3-9 2-9 1-10 1zM158 349h8l9-1 8-2 7-3 8-3 3-2 3-2 4-2 3-2 6-5 5-6 2-3 3-3 2-4 2-3 1-3 2-4 1-3 1-4 1-3 1-4 1-4v-4l1-8v-45l-2 1-2 2-2 1-3 1-2 1-3 1-7 2-29 6-27 4-7 1-7 2-6 2-6 2-5 2-6 3-5 2-4 3-2 2-2 2-2 2-2 2-1 2-2 2-1 2-1 2-1 3-1 2-1 3-1 3v2 3l-1 3v3l1 6v3 3l1 2 1 3v2l1 2 1 3 2 2 1 2 1 2 2 2 2 1 2 2 2 2 4 3 4 2 5 2 5 2 6 1 5 1 6 1z">
            <text:p/>
          </draw:path>
        </draw:g>
        <draw:line draw:style-name="gr10" draw:text-style-name="P7" draw:layer="layout" svg:x1="0.75cm" svg:y1="3.75cm" svg:x2="0.75cm" svg:y2="1.5cm">
          <text:p/>
        </draw:line>
        <draw:line draw:style-name="gr10" draw:text-style-name="P7" draw:layer="layout" svg:x1="5cm" svg:y1="0.75cm" svg:x2="1.5cm" svg:y2="0.75cm">
          <text:p/>
        </draw:line>
        <draw:path draw:style-name="gr10" draw:text-style-name="P7" draw:layer="layout" svg:width="0.749cm" svg:height="0.749cm" draw:transform="rotate (1.5707963267949) translate (0.75cm 1.5cm)" svg:viewBox="0 0 750 750" svg:d="M0 0c750 0 750 750 750 750">
          <text:p/>
        </draw:path>
      </draw:page>
      <draw:page draw:name="page3" draw:style-name="dp1" draw:master-page-name="Default">
        <draw:rect draw:style-name="gr1" draw:text-style-name="P1" draw:layer="layout" svg:width="2.5cm" svg:height="3.75cm" svg:x="2.5cm" svg:y="0cm" draw:corner-radius="0.75cm">
          <text:p/>
        </draw:rect>
        <draw:rect draw:style-name="gr6" draw:text-style-name="P4" draw:layer="layout" svg:width="2.5cm" svg:height="3.75cm" svg:x="0cm" svg:y="0cm" draw:corner-radius="0.75cm">
          <text:p/>
        </draw:rect>
        <draw:custom-shape draw:style-name="gr11" draw:text-style-name="P4" draw:layer="layout" svg:width="0.75cm" svg:height="0.75cm" svg:x="1.75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cm" svg:height="0.75cm" svg:x="2.5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cm" svg:height="0.75cm" svg:x="2.5cm" svg:y="3cm">
          <text:p/>
          <draw:enhanced-geometry svg:viewBox="0 0 21600 21600" draw:type="rectangle" draw:enhanced-path="M 0 0 L 21600 0 21600 21600 0 21600 0 0 Z N"/>
        </draw:custom-shape>
        <draw:rect draw:style-name="gr7" draw:text-style-name="P5" draw:layer="layout" svg:width="1.75cm" svg:height="3cm" svg:x="0.75cm" svg:y="0.75cm" draw:corner-radius="0.75cm">
          <text:p/>
        </draw:rect>
        <draw:custom-shape draw:style-name="gr13" draw:text-style-name="P5" draw:layer="layout" svg:width="1.75cm" svg:height="0.75cm" svg:x="0.7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75cm" svg:height="0.75cm" svg:x="1.75cm" svg:y="0.75cm">
          <text:p/>
          <draw:enhanced-geometry svg:viewBox="0 0 21600 21600" draw:type="rectangle" draw:enhanced-path="M 0 0 L 21600 0 21600 21600 0 21600 0 0 Z N"/>
        </draw:custom-shape>
        <draw:g draw:style-name="gr4">
          <draw:path draw:style-name="gr9" draw:text-style-name="P6" draw:layer="layout" svg:width="0.492cm" svg:height="0.55cm" svg:x="1.227cm" svg:y="1.3cm" svg:viewBox="0 0 493 551" svg:d="M0 551l175-551h138l180 551h-117l-39-128h-183l-38 128zM181 335h129l-16-50-25-91-26-106-24 107-24 90z">
            <text:p/>
          </draw:path>
          <draw:path draw:style-name="gr9" draw:text-style-name="P6" draw:layer="layout" svg:width="0.341cm" svg:height="0.426cm" svg:x="1.761cm" svg:y="1.433cm" svg:viewBox="0 0 342 427" svg:d="M128 427h-13l-13-2-12-2-12-4-11-4-11-5-10-7-9-7-5-4-4-4-4-5-3-5-4-5-3-5-2-5-3-6-2-6-2-6-1-6-2-7-1-14-1-15v-11l1-11 2-10 2-9 3-9 4-8 2-4 2-3 2-4 3-3 5-7 6-6 6-5 6-5 7-5 8-4 7-4 8-3 9-3 8-2 18-5 18-3 18-3 24-2 19-3 16-3 13-3h3l2-1 2-1 3-1 2-2 1-1 2-1 1-2 2-2 1-2 1-1 1-3v-2l1-2v-2-3-2-6l-1-6-1-3v-3l-1-2-1-3-1-2-1-3-2-2-1-2-1-3-2-2-2-1-2-2-2-2-2-2-2-1-2-2-3-1-2-1-6-2-6-2-6-1-6-1h-7-8l-7 1-6 1-6 2-6 2-6 2-5 3-5 3-4 4-4 3-4 4-3 5-3 4-2 4-2 5-2 5-95-17 4-13 5-12 6-12 7-11 8-10 9-9 10-9 10-7 12-7 12-6 12-5 13-5 14-3 15-2 15-2h16 10l10 1 10 1 10 2 10 1 10 3 9 3 10 3 9 4 9 4 8 5 8 5 7 6 7 7 7 7 6 7 5 8 5 9 4 9 3 10 3 10 2 11 1 12v12 279h-98v-57h-3l-4 7-4 6-5 7-5 6-5 6-6 5-6 5-7 5-7 4-8 4-8 3-9 3-9 2-9 1-10 1zM158 349h8l9-1 8-2 7-3 8-3 3-2 3-2 4-2 3-2 6-5 5-6 2-3 3-3 2-4 2-3 1-3 2-4 1-3 1-4 1-3 1-4 1-4v-4l1-8v-45l-2 1-2 2-2 1-3 1-2 1-3 1-7 2-29 6-27 4-7 1-7 2-6 2-6 2-5 2-6 3-5 2-4 3-2 2-2 2-2 2-2 2-1 2-2 2-1 2-1 2-1 3-1 2-1 3-1 3v2 3l-1 3v3l1 6v3 3l1 2 1 3v2l1 2 1 3 2 2 1 2 1 2 2 2 2 1 2 2 2 2 4 3 4 2 5 2 5 2 6 1 5 1 6 1z">
            <text:p/>
          </draw:path>
        </draw:g>
        <draw:line draw:style-name="gr10" draw:text-style-name="P7" draw:layer="layout" svg:x1="0.75cm" svg:y1="3.75cm" svg:x2="0.75cm" svg:y2="1.5cm">
          <text:p/>
        </draw:line>
        <draw:line draw:style-name="gr10" draw:text-style-name="P7" draw:layer="layout" svg:x1="2.5cm" svg:y1="0.75cm" svg:x2="1.5cm" svg:y2="0.75cm">
          <text:p/>
        </draw:line>
        <draw:path draw:style-name="gr10" draw:text-style-name="P7" draw:layer="layout" svg:width="0.749cm" svg:height="0.749cm" draw:transform="rotate (1.5707963267949) translate (0.75cm 1.5cm)" svg:viewBox="0 0 750 750" svg:d="M0 0c750 0 750 750 750 750">
          <text:p/>
        </draw:path>
        <draw:rect draw:style-name="gr2" draw:text-style-name="P2" draw:layer="layout" svg:width="1.75cm" svg:height="3cm" svg:x="3.25cm" svg:y="0.75cm" draw:corner-radius="0.75cm">
          <text:p/>
        </draw:rect>
        <draw:custom-shape draw:style-name="gr3" draw:text-style-name="P2" draw:layer="layout" svg:width="0.75cm" svg:height="0.75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5cm" svg:height="0.75cm" svg:x="4.25cm" svg:y="0.75cm">
          <text:p/>
          <draw:enhanced-geometry svg:viewBox="0 0 21600 21600" draw:type="rectangle" draw:enhanced-path="M 0 0 L 21600 0 21600 21600 0 21600 0 0 Z N"/>
        </draw:custom-shape>
        <draw:g draw:style-name="gr4">
          <draw:path draw:style-name="gr5" draw:text-style-name="P3" draw:layer="layout" svg:width="0.492cm" svg:height="0.55cm" svg:x="3.727cm" svg:y="1.3cm" svg:viewBox="0 0 493 551" svg:d="M0 551l175-551h138l180 551h-117l-39-128h-183l-38 128zM181 335h129l-16-50-25-91-26-106-24 107-24 90z">
            <text:p/>
          </draw:path>
          <draw:path draw:style-name="gr5" draw:text-style-name="P3" draw:layer="layout" svg:width="0.341cm" svg:height="0.426cm" svg:x="4.261cm" svg:y="1.433cm" svg:viewBox="0 0 342 427" svg:d="M128 427h-13l-13-2-12-2-12-4-11-4-11-5-10-7-9-7-5-4-4-4-4-5-3-5-4-5-3-5-2-5-3-6-2-6-2-6-1-6-2-7-1-14-1-15v-11l1-11 2-10 2-9 3-9 4-8 2-4 2-3 2-4 3-3 5-7 6-6 6-5 6-5 7-5 8-4 7-4 8-3 9-3 8-2 18-5 18-3 18-3 24-2 19-3 16-3 13-3h3l2-1 2-1 3-1 2-2 1-1 2-1 1-2 2-2 1-2 1-1 1-3v-2l1-2v-2-3-2-6l-1-6-1-3v-3l-1-2-1-3-1-2-1-3-2-2-1-2-1-3-2-2-2-1-2-2-2-2-2-2-2-1-2-2-3-1-2-1-6-2-6-2-6-1-6-1h-7-8l-7 1-6 1-6 2-6 2-6 2-5 3-5 3-4 4-4 3-4 4-3 5-3 4-2 4-2 5-2 5-95-17 4-13 5-12 6-12 7-11 8-10 9-9 10-9 10-7 12-7 12-6 12-5 13-5 14-3 15-2 15-2h16 10l10 1 10 1 10 2 10 1 10 3 9 3 10 3 9 4 9 4 8 5 8 5 7 6 7 7 7 7 6 7 5 8 5 9 4 9 3 10 3 10 2 11 1 12v12 279h-98v-57h-3l-4 7-4 6-5 7-5 6-5 6-6 5-6 5-7 5-7 4-8 4-8 3-9 3-9 2-9 1-10 1zM158 349h8l9-1 8-2 7-3 8-3 3-2 3-2 4-2 3-2 6-5 5-6 2-3 3-3 2-4 2-3 1-3 2-4 1-3 1-4 1-3 1-4 1-4v-4l1-8v-45l-2 1-2 2-2 1-3 1-2 1-3 1-7 2-29 6-27 4-7 1-7 2-6 2-6 2-5 2-6 3-5 2-4 3-2 2-2 2-2 2-2 2-1 2-2 2-1 2-1 2-1 3-1 2-1 3-1 3v2 3l-1 3v3l1 6v3 3l1 2 1 3v2l1 2 1 3 2 2 1 2 1 2 2 2 2 1 2 2 2 2 4 3 4 2 5 2 5 2 6 1 5 1 6 1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3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18:36:51.199965867</meta:creation-date>
    <dc:date>2026-03-08T20:34:50.477721580</dc:date>
    <meta:editing-duration>PT32M46S</meta:editing-duration>
    <meta:editing-cycles>2</meta:editing-cycles>
    <meta:generator>LibreOffice/26.2.1.2$Linux_X86_64 LibreOffice_project/620$Build-2</meta:generator>
    <meta:document-statistic meta:object-count="37"/>
  </office:meta>
</office:document-meta>
</file>